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A. I. Solomon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0 May 1876</text:p>
      <text:p text:style-name="P6">Month<text:tab/><text:tab/><text:tab/><text:tab/><text:tab/><text:tab/>May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, D. C.</text:p>
      <text:p text:style-name="P6">State<text:tab/><text:tab/><text:tab/>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Washington, D. C./</text:span></text:p>
      <text:p text:style-name="P3"><text:span text:style-name="T1">May 10</text:span><text:span text:style-name="T2">th</text:span><text:span text:style-name="T1"> 1876./</text:span></text:p>
      <text:p text:style-name="P2"><text:span text:style-name="T1">Rev. S. Morais,/</text:span></text:p>
      <text:p text:style-name="P2"><text:span text:style-name="T1"><text:tab/>Philadelphia./</text:span></text:p>
      <text:p text:style-name="P2"><text:span text:style-name="T1"><text:tab/><text:tab/>Dr. Sir:/</text:span></text:p>
      <text:p text:style-name="P2"><text:span text:style-name="T1"><text:tab/><text:tab/><text:tab/>The bearers of this, mess./ Goldstein and Rich, visit your/ city with the earnest endeavor/ of enlisting the sympathies of our/ Jewish fellow citizens to assist/ in the payment of the build-/ing of a “Schule”--now nearly/ completed—which will be a/ credit to the Capitol of the nation/ and of the Jews Everywhere./</text:span></text:p>
      <text:p text:style-name="P2"><text:span text:style-name="T1"><text:tab/>The Congregation is </text:span><text:span text:style-name="T3">strictly</text:span><text:span text:style-name="T4">/</text:span></text:p>
      <text:p text:style-name="P2"><text:span text:style-name="T4"/></text:p>
      <text:p text:style-name="P2"><text:span text:style-name="T4">[Page 2]</text:span></text:p>
      <text:p text:style-name="P4"><text:span text:style-name="T1">orthodox</text:span><text:span text:style-name="T4">./</text:span></text:p>
      <text:p text:style-name="P4"><text:span text:style-name="T4"><text:tab/>Knowing you sympathize with/ such a meritorious movement,/ I take the liberty to request/ that you will render these/ gentlemen such assistance/ as will be likely to subserve/ the End in view./</text:span></text:p>
      <text:p text:style-name="P4"><text:span text:style-name="T4"><text:tab/>With great respect,/ I have the honor to be/ </text:span></text:p>
      <text:p text:style-name="P4"><text:span text:style-name="T4"><text:tab/><text:tab/><text:tab/><text:tab/><text:tab/>yours very truly/</text:span></text:p>
      <text:p text:style-name="P4"><text:span text:style-name="T4"><text:tab/><text:tab/><text:tab/><text:tab/><text:tab/><text:tab/>A. I. Solomon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0:22:45</meta:creation-date>
    <dc:date>2009-05-28T10:27:38</dc:date>
    <dc:language>en-US</dc:language>
    <meta:editing-cycles>2</meta:editing-cycles>
    <meta:editing-duration>PT4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288" meta:character-count="1998"/>
  </office:meta>
</office:document-meta>
</file>